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2.043cm"/>
    </style:style>
    <style:style style:name="gr2" style:family="graphic" style:parent-style-name="standard">
      <style:graphic-properties svg:stroke-width="0.212cm" draw:marker-start-width="0.517cm" draw:marker-end-width="0.5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width="0.106cm" svg:stroke-color="#00ff66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32cm" svg:height="22.293cm" svg:x="1.358cm" svg:y="3.684cm">
          <draw:text-box>
            <text:p>doctype html</text:p>
            <text:p>html</text:p>
            <text:p><text:s text:c="2"/>head</text:p>
            <text:p><text:s text:c="4"/>title Slim Examples</text:p>
            <text:p><text:s text:c="4"/>meta name="keywords" content="template language"</text:p>
            <text:p><text:s text:c="4"/>meta name="author" content=author</text:p>
            <text:p><text:s text:c="4"/>link rel="icon" type="image/png" href=file_path("favicon.png")</text:p>
            <text:p><text:s text:c="4"/>javascript:</text:p>
            <text:p><text:s text:c="6"/>alert('Slim supports embedded javascript!')</text:p>
            <text:p/>
            <text:p><text:s text:c="2"/>body</text:p>
            <text:p><text:s text:c="4"/>h1 Markup examples</text:p>
            <text:p/>
            <text:p><text:s text:c="4"/>#content</text:p>
            <text:p><text:s text:c="6"/>p This example shows you how a basic Slim file looks.</text:p>
            <text:p/>
            <text:p><text:s text:c="4"/>== yield</text:p>
            <text:p/>
            <text:p><text:s text:c="4"/>- if items.any?</text:p>
            <text:p><text:s text:c="6"/>table#items</text:p>
            <text:p><text:s text:c="8"/>- for item in items</text:p>
            <text:p><text:s text:c="10"/>tr</text:p>
            <text:p><text:s text:c="12"/>td.name = item.name</text:p>
            <text:p><text:s text:c="12"/>td.price = item.price</text:p>
            <text:p><text:s text:c="4"/>- else</text:p>
            <text:p><text:s text:c="6"/>p No items found. Please add some inventory.</text:p>
            <text:p><text:s text:c="8"/>Thank you!</text:p>
            <text:p/>
            <text:p><text:s text:c="4"/>div id="footer"</text:p>
            <text:p><text:s text:c="6"/>== render 'footer'</text:p>
            <text:p><text:s text:c="6"/>| Copyright &amp;copy; #{@year} #{@author}</text:p>
          </draw:text-box>
        </draw:frame>
        <draw:connector draw:style-name="gr2" draw:text-style-name="P2" draw:layer="layout" svg:x1="1.797cm" svg:y1="5.488cm" svg:x2="1.797cm" svg:y2="27.7cm" svg:d="M1797 5488v22212" svg:viewBox="0 0 1 22213">
          <text:p/>
        </draw:connector>
        <draw:connector draw:style-name="gr3" draw:text-style-name="P2" draw:layer="layout" svg:x1="2.156cm" svg:y1="6.076cm" svg:x2="2.156cm" svg:y2="10.453cm" svg:d="M2156 6076v4377" svg:viewBox="0 0 1 4378">
          <text:p/>
        </draw:connector>
        <draw:connector draw:style-name="gr3" draw:text-style-name="P2" xml:id="id2" draw:id="id2" draw:layer="layout" svg:x1="2.234cm" svg:y1="11.7cm" svg:x2="2.222cm" svg:y2="26.687cm" draw:end-shape="id1" draw:end-glue-point="0" svg:d="M2234 11700v7243h-12v7744" svg:viewBox="0 0 13 14988">
          <text:p/>
        </draw:connector>
        <draw:connector draw:style-name="gr4" draw:text-style-name="P2" xml:id="id3" draw:id="id3" draw:layer="layout" svg:x1="2.228cm" svg:y1="18.943cm" svg:x2="2.228cm" svg:y2="18.943cm" draw:start-shape="id2" draw:start-glue-point="3" draw:end-shape="id2" draw:end-glue-point="3" svg:d="M2228 18943z" svg:viewBox="0 0 1 1">
          <text:p/>
        </draw:connector>
        <draw:connector draw:style-name="gr4" draw:text-style-name="P2" xml:id="id1" draw:id="id1" draw:layer="layout" svg:x1="2.222cm" svg:y1="26.687cm" svg:x2="2.222cm" svg:y2="26.687cm" draw:start-shape="id3" draw:start-glue-point="0" draw:end-shape="id3" draw:end-glue-point="0" svg:d="M2222 26687z" svg:viewBox="0 0 1 1">
          <text:p/>
        </draw:connector>
        <draw:line draw:style-name="gr5" draw:text-style-name="P3" draw:layer="layout" svg:x1="2.4cm" svg:y1="9.6cm" svg:x2="2.4cm" svg:y2="10.3cm">
          <text:p/>
        </draw:line>
        <draw:line draw:style-name="gr5" draw:text-style-name="P3" draw:layer="layout" svg:x1="2.5cm" svg:y1="13.9cm" svg:x2="2.5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8:35:51.262639408</meta:creation-date>
    <dc:date>2016-09-01T18:44:02.971406993</dc:date>
    <meta:editing-duration>PT8M12S</meta:editing-duration>
    <meta:editing-cycles>1</meta:editing-cycles>
    <meta:document-statistic meta:object-count="8"/>
    <meta:generator>LibreOffice/5.1.4.2$Linux_X86_64 LibreOffice_project/10m0$Build-2</meta:generator>
  </office:meta>
</office:document-meta>
</file>